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db0f" officeooo:paragraph-rsid="0015db0f"/>
    </style:style>
    <style:style style:name="T1" style:family="text">
      <style:text-properties officeooo:rsid="0017bc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Install vim <text:span text:style-name="T1">simplest</text:span></text:p>
      <text:p text:style-name="P1"/>
      <text:p text:style-name="P1">ermao@ermao-ThinkPad-T510:~/Documents/javaCli$ vim TecAdminSeleniumTest.java</text:p>
      <text:p text:style-name="P1"/>
      <text:p text:style-name="P1">Command 'vim' not found, but can be installed with:</text:p>
      <text:p text:style-name="P1"/>
      <text:p text:style-name="P1">sudo apt install vim <text:s text:c="6"/></text:p>
      <text:p text:style-name="P1">sudo apt install vim-gtk3 <text:s/></text:p>
      <text:p text:style-name="P1">sudo apt install vim-tiny <text:s/></text:p>
      <text:p text:style-name="P1">sudo apt install neovim <text:s text:c="3"/></text:p>
      <text:p text:style-name="P1">sudo apt install vim-athena</text:p>
      <text:p text:style-name="P1">sudo apt install vim-gtk <text:s text:c="2"/></text:p>
      <text:p text:style-name="P1">sudo apt install vim-nox <text:s text:c="2"/></text:p>
      <text:p text:style-name="P1"/>
      <text:p text:style-name="P1">ermao@ermao-ThinkPad-T510:~/Documents/javaCli$ sudo apt install vim</text:p>
      <text:p text:style-name="P1">[sudo] password for ermao: </text:p>
      <text:p text:style-name="P1">Reading package lists... Done</text:p>
      <text:p text:style-name="P1">Building dependency tree <text:s text:c="6"/></text:p>
      <text:p text:style-name="P1">Reading state information... Done</text:p>
      <text:p text:style-name="P1">The following additional packages will be installed:</text:p>
      <text:p text:style-name="P1"><text:s text:c="2"/>vim-runtime</text:p>
      <text:p text:style-name="P1">Suggested packages:</text:p>
      <text:p text:style-name="P1"><text:s text:c="2"/>ctags vim-doc vim-scripts</text:p>
      <text:p text:style-name="P1">The following NEW packages will be installed:</text:p>
      <text:p text:style-name="P1"><text:s text:c="2"/>vim vim-runtime</text:p>
      <text:p text:style-name="P1">0 upgraded, 2 newly installed, 0 to remove and 8 not upgraded.</text:p>
      <text:p text:style-name="P1">Need to get 6,589 kB of archives.</text:p>
      <text:p text:style-name="P1">After this operation, 32.0 MB of additional disk space will be used.</text:p>
      <text:p text:style-name="P1">Do you want to continue? [Y/n] y</text:p>
      <text:p text:style-name="P1">Get:1 http://ca.archive.ubuntu.com/ubuntu bionic/main amd64 vim-runtime all 2:8.0.1453-1ubuntu1 [5,437 kB]</text:p>
      <text:p text:style-name="P1">Get:2 http://ca.archive.ubuntu.com/ubuntu bionic/main amd64 vim amd64 2:8.0.1453-1ubuntu1 [1,152 kB]</text:p>
      <text:p text:style-name="P1">Fetched 6,589 kB in 1min 6s (99.3 kB/s) <text:s text:c="39"/></text:p>
      <text:p text:style-name="P1">Selecting previously unselected package vim-runtime.</text:p>
      <text:p text:style-name="P1">(Reading database ... 169777 files and directories currently installed.)</text:p>
      <text:p text:style-name="P1">Preparing to unpack .../vim-runtime_2%3a8.0.1453-1ubuntu1_all.deb ...</text:p>
      <text:p text:style-name="P1">Adding 'diversion of /usr/share/vim/vim80/doc/help.txt to /usr/share/vim/vim80/doc/help.txt.vim-tiny by vim-runtime'</text:p>
      <text:p text:style-name="P1">Adding 'diversion of /usr/share/vim/vim80/doc/tags to /usr/share/vim/vim80/doc/tags.vim-tiny by vim-runtime'</text:p>
      <text:p text:style-name="P1">Unpacking vim-runtime (2:8.0.1453-1ubuntu1) ...</text:p>
      <text:p text:style-name="P1">Selecting previously unselected package vim.</text:p>
      <text:p text:style-name="P1">Preparing to unpack .../vim_2%3a8.0.1453-1ubuntu1_amd64.deb ...</text:p>
      <text:p text:style-name="P1">Unpacking vim (2:8.0.1453-1ubuntu1) ...</text:p>
      <text:p text:style-name="P1">Processing triggers for man-db (2.8.3-2ubuntu0.1) ...</text:p>
      <text:p text:style-name="P1">Setting up vim-runtime (2:8.0.1453-1ubuntu1) ...</text:p>
      <text:p text:style-name="P1"><text:soft-page-break/>Setting up vim (2:8.0.1453-1ubuntu1) ...</text:p>
      <text:p text:style-name="P1">update-alternatives: using /usr/bin/vim.basic to provide /usr/bin/vim (vim) in auto mode</text:p>
      <text:p text:style-name="P1">update-alternatives: using /usr/bin/vim.basic to provide /usr/bin/vimdiff (vimdiff) in auto mode</text:p>
      <text:p text:style-name="P1">update-alternatives: using /usr/bin/vim.basic to provide /usr/bin/rvim (rvim) in auto mode</text:p>
      <text:p text:style-name="P1">update-alternatives: using /usr/bin/vim.basic to provide /usr/bin/rview (rview) in auto mode</text:p>
      <text:p text:style-name="P1">update-alternatives: using /usr/bin/vim.basic to provide /usr/bin/vi (vi) in auto mode</text:p>
      <text:p text:style-name="P1">update-alternatives: using /usr/bin/vim.basic to provide /usr/bin/view (view) in auto mode</text:p>
      <text:p text:style-name="P1">update-alternatives: using /usr/bin/vim.basic to provide /usr/bin/ex (ex) in auto mode</text:p>
      <text:p text:style-name="P1">ermao@ermao-ThinkPad-T510:~/Documents/javaCli$ </text:p>
      <text:p text:style-name="P1"/>
      <text:p text:style-name="P1"/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import java.io.IOException;</text:p>
            <text:p text:style-name="Table_20_Contents"/>
            <text:p text:style-name="Table_20_Contents">import org.openqa.selenium.WebDriver;</text:p>
            <text:p text:style-name="Table_20_Contents">import org.openqa.selenium.chrome.ChromeOptions;</text:p>
            <text:p text:style-name="Table_20_Contents">import org.openqa.selenium.chrome.ChromeDriver;</text:p>
            <text:p text:style-name="Table_20_Contents">import org.testng.annotations.Test;</text:p>
            <text:p text:style-name="Table_20_Contents"/>
            <text:p text:style-name="Table_20_Contents">public class TecAdminSeleniumTest {</text:p>
            <text:p text:style-name="Table_20_Contents"/>
            <text:p text:style-name="Table_20_Contents"><text:s text:c="8"/>public static void main(String[] args) throws IOException, InterruptedException {</text:p>
            <text:p text:style-name="Table_20_Contents"><text:s text:c="20"/>System.setProperty("webdriver.chrome.driver", "/usr/bin/chromedriver");</text:p>
            <text:p text:style-name="Table_20_Contents"><text:s text:c="20"/>ChromeOptions chromeOptions = new ChromeOptions();</text:p>
            <text:p text:style-name="Table_20_Contents"><text:s text:c="21"/>chromeOptions.addArguments("--headless");</text:p>
            <text:p text:style-name="Table_20_Contents"><text:s text:c="21"/>chromeOptions.addArguments("--no-sandbox");</text:p>
            <text:p text:style-name="Table_20_Contents">ebDriver driver = new ChromeDriver(chromeOptions);</text:p>
            <text:p text:style-name="Table_20_Contents">driver.get("https://google.com"); Thread.sleep(1000);</text:p>
            <text:p text:style-name="Table_20_Contents">if (driver.getPageSource().contains("I'm Feeling Lucky")) {</text:p>
            <text:p text:style-name="Table_20_Contents">System.out.println("Pass"); }</text:p>
            <text:p text:style-name="Table_20_Contents">else { System.out.println("Fail"); }</text:p>
            <text:p text:style-name="Table_20_Contents">driver.quit();</text:p>
            <text:p text:style-name="Table_20_Contents">}</text:p>
            <text:p text:style-name="Table_20_Contents">}</text:p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22:49:53.522706876</meta:creation-date>
    <dc:date>2018-10-29T00:17:27.207159680</dc:date>
    <meta:editing-duration>PT1H6M35S</meta:editing-duration>
    <meta:editing-cycles>2</meta:editing-cycles>
    <meta:generator>LibreOffice/6.0.6.2$Linux_X86_64 LibreOffice_project/00m0$Build-2</meta:generator>
    <meta:document-statistic meta:table-count="1" meta:image-count="0" meta:object-count="0" meta:page-count="2" meta:paragraph-count="67" meta:word-count="344" meta:character-count="3450" meta:non-whitespace-character-count="3009"/>
  </office:meta>
</office:document-meta>
</file>